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70dd"/>
    </style:style>
    <style:style style:name="P2" style:family="paragraph" style:parent-style-name="Standard">
      <style:paragraph-properties fo:text-align="end" style:justify-single-word="false"/>
      <style:text-properties officeooo:paragraph-rsid="001e70dd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1e70dd" style:font-size-asian="16pt" style:font-size-complex="16pt"/>
    </style:style>
    <style:style style:name="P4" style:family="paragraph" style:parent-style-name="Standard">
      <style:text-properties fo:font-size="16pt" officeooo:paragraph-rsid="001e70dd" style:font-size-asian="16pt" style:font-size-complex="16pt"/>
    </style:style>
    <style:style style:name="P5" style:family="paragraph" style:parent-style-name="Standard">
      <style:text-properties officeooo:paragraph-rsid="001e70dd"/>
    </style:style>
    <style:style style:name="P6" style:family="paragraph" style:parent-style-name="Standard">
      <style:text-properties fo:language="en" fo:country="US" officeooo:paragraph-rsid="002ddb4e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2ddb4e"/>
    </style:style>
    <style:style style:name="P9" style:family="paragraph" style:parent-style-name="Standard" style:master-page-name="Standard">
      <style:paragraph-properties fo:margin-left="0cm" fo:margin-right="0.134cm" fo:line-height="115%" fo:text-align="center" style:justify-single-word="false" fo:text-indent="0cm" style:auto-text-indent="false" style:page-number="auto"/>
      <style:text-properties fo:font-size="14pt" officeooo:paragraph-rsid="001e70dd" style:font-size-asian="14pt" style:font-size-complex="14pt"/>
    </style:style>
    <style:style style:name="P10" style:family="paragraph" style:parent-style-name="Standard">
      <style:paragraph-properties fo:margin-left="0cm" fo:margin-right="0.134cm" fo:line-height="115%" fo:text-align="center" style:justify-single-word="false" fo:text-indent="0cm" style:auto-text-indent="false"/>
      <style:text-properties fo:font-size="14pt" officeooo:paragraph-rsid="001e70dd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12" style:family="paragraph" style:parent-style-name="Standard">
      <style:text-properties fo:language="en" fo:country="US" officeooo:paragraph-rsid="002ddb4e"/>
    </style:style>
    <style:style style:name="P13" style:family="paragraph" style:parent-style-name="List_20_Paragraph" style:list-style-name="WWNum14">
      <style:text-properties officeooo:paragraph-rsid="002ddb4e"/>
    </style:style>
    <style:style style:name="P14" style:family="paragraph" style:parent-style-name="List_20_Paragraph" style:list-style-name="WWNum22">
      <style:text-properties fo:language="en" fo:country="US" officeooo:paragraph-rsid="002ddb4e"/>
    </style:style>
    <style:style style:name="P15" style:family="paragraph" style:parent-style-name="List_20_Paragraph" style:list-style-name="WWNum23">
      <style:text-properties officeooo:paragraph-rsid="002ddb4e"/>
    </style:style>
    <style:style style:name="P16" style:family="paragraph" style:parent-style-name="List_20_Paragraph" style:list-style-name="WWNum23">
      <style:text-properties fo:font-size="12pt" fo:language="en" fo:country="US" fo:font-weight="normal" officeooo:paragraph-rsid="002ddb4e" style:font-size-asian="10.5pt" style:font-weight-asian="normal" style:font-size-complex="12pt" style:font-weight-complex="normal"/>
    </style:style>
    <style:style style:name="P17" style:family="paragraph" style:parent-style-name="List_20_Paragraph">
      <style:text-properties fo:font-size="12pt" fo:language="en" fo:country="US" fo:font-weight="normal" officeooo:paragraph-rsid="002ddb4e" style:font-size-asian="10.5pt" style:font-weight-asian="normal" style:font-size-complex="12pt" style:font-weight-complex="normal"/>
    </style:style>
    <style:style style:name="P18" style:family="paragraph" style:parent-style-name="List_20_Paragraph" style:list-style-name="WWNum2">
      <style:paragraph-properties fo:margin-left="0cm" fo:margin-right="0cm" fo:text-indent="0cm" style:auto-text-indent="false"/>
      <style:text-properties officeooo:paragraph-rsid="001ec4c8"/>
    </style:style>
    <style:style style:name="P19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3940b9" officeooo:paragraph-rsid="002ef4c8" style:font-size-asian="12pt" style:font-weight-asian="bold" style:font-size-complex="12pt" style:font-weight-complex="bold"/>
    </style:style>
    <style:style style:name="P20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2fc3cf" officeooo:paragraph-rsid="002fc3cf" style:font-size-asian="12pt" style:font-weight-asian="bold" style:font-size-complex="12pt" style:font-weight-complex="bold"/>
    </style:style>
    <style:style style:name="P2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0pt" fo:language="en" fo:country="US" fo:font-weight="normal" officeooo:rsid="002fc3cf" officeooo:paragraph-rsid="002fc3cf" style:font-size-asian="8.75pt" style:font-weight-asian="normal" style:font-size-complex="10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2ddb4e" style:font-size-asian="16pt" style:font-size-complex="16pt"/>
    </style:style>
    <style:style style:name="T3" style:family="text">
      <style:text-properties officeooo:rsid="001e70dd"/>
    </style:style>
    <style:style style:name="T4" style:family="text">
      <style:text-properties officeooo:rsid="001ec4c8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осковский Авиационный Институт</text:p>
      <text:p text:style-name="P10">(Национальный Исследовательский Университет)</text:p>
      <text:p text:style-name="P5"/>
      <text:p text:style-name="P5"/>
      <text:p text:style-name="P5"/>
      <text:p text:style-name="P5"/>
      <text:p text:style-name="P5">Кафедра: 806 «Вычислительная математика и программирование»</text:p>
      <text:p text:style-name="P5">Факультет: «Прикладная математика и физика»</text:p>
      <text:p text:style-name="P5">Дисциплина: «Объектно-ориентированное программирование» 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Лабораторная работа №</text:span><text:span text:style-name="T2">6</text:span><text:span text:style-name="T1">.</text:span></text:p>
      <text:p text:style-name="P1"><text:span text:style-name="T1">Тема: «</text:span><text:span text:style-name="T2">Аллокация памяти</text:span><text:span text:style-name="T1">»</text:span></text:p>
      <text:p text:style-name="P3"/>
      <text:p text:style-name="P4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Группа: 8О-<text:span text:style-name="T3">4</text:span>0<text:span text:style-name="T3">8</text:span>Б</text:p>
      <text:p text:style-name="P2">Студент: <text:span text:style-name="T3">Забарин Никита Игоревич</text:span></text:p>
      <text:p text:style-name="P2">Преподаватель: Поповкин Александр Викторович</text:p>
      <text:p text:style-name="P2">Вариант: №2<text:span text:style-name="T4">6</text:span></text:p>
      <text:p text:style-name="P2"/>
      <text:p text:style-name="P2"/>
      <text:p text:style-name="P1">Москва</text:p>
      <text:p text:style-name="P1">201<text:span text:style-name="T3">7</text:span><text:bookmark text:name="_Toc427828971"/></text:p>
      <text:p text:style-name="P7"><text:soft-page-break/>Цель работы </text:p>
      <text:p text:style-name="P8">Целью лабораторной работы является:</text:p>
      <text:list xml:id="list9083399867869202267" text:style-name="WWNum14">
        <text:list-item>
          <text:p text:style-name="P13">Закрепление навыков по работе с памятью в <text:span text:style-name="T5">C++.</text:span></text:p>
        </text:list-item>
        <text:list-item>
          <text:p text:style-name="P13">Создание аллокаторов памяти для динамических структур данных.</text:p>
        </text:list-item>
      </text:list>
      <text:list xml:id="list4292671427999037889" text:style-name="WWNum2">
        <text:list-header>
          <text:p text:style-name="P18"/>
        </text:list-header>
      </text:list>
      <text:p text:style-name="P7">Задание </text:p>
      <text:p text:style-name="P8">Используя структуры данных, разработанные для предыдущей лабораторной работы спроектировать и разработать аллокатор памяти для динамической структуры данных.</text:p>
      <text:p text:style-name="P8"/>
      <text:p text:style-name="P8"><text:span text:style-name="T5">Цель построения аллокатора – минимизация вызова операции </text:span><text:span text:style-name="T6">malloc</text:span><text:span text:style-name="T5">. </text:span>Аллокатор должен выделять большие блоки памяти для хранения фигур<text:span text:style-name="T5"> </text:span>и при создании новых фигур-объектов выделять место под объекты в этой памяти.</text:p>
      <text:p text:style-name="P8">Алокатор должен хранить списки использованных<text:span text:style-name="T5">/</text:span>свободных блоков. Для хранения списка свободных блоков нужно применять динамическую структуру данных (контейнер 2-го уровня, согласно варианта задания).</text:p>
      <text:p text:style-name="P8">Для вызова аллокатора должны быть переопределены оператор <text:span text:style-name="T6">new</text:span><text:span text:style-name="T5"> </text:span>и <text:span text:style-name="T6">delete</text:span><text:span text:style-name="T5"> </text:span>у классов-фигур.</text:p>
      <text:p text:style-name="P6"/>
      <text:p text:style-name="P6">Нельзя использовать:</text:p>
      <text:list xml:id="list1714108712221223415" text:style-name="WWNum22">
        <text:list-item>
          <text:p text:style-name="P14">Стандартные контейнеры std.</text:p>
        </text:list-item>
      </text:list>
      <text:p text:style-name="P6"/>
      <text:p text:style-name="P8">Программа должна позволять:</text:p>
      <text:list xml:id="list2613686660910082895" text:style-name="WWNum23">
        <text:list-item>
          <text:p text:style-name="P15">Вводить произвольное количество фигур и добавлять их в контейнер.</text:p>
        </text:list-item>
        <text:list-item>
          <text:p text:style-name="P15">Распечатывать содержимое контейнера.</text:p>
        </text:list-item>
        <text:list-item>
          <text:p text:style-name="P16">Удалять фигуры из контейнера.</text:p>
        </text:list-item>
      </text:list>
      <text:p text:style-name="P17"/>
      <text:p text:style-name="P19">Выводы</text:p>
      <text:p text:style-name="P19"/>
      <text:p text:style-name="P20">Листинг</text:p>
      <text:p text:style-name="P21"/>
      <text:p text:style-name="P21">queue_item_impl.cpp:</text:p>
      <text:p text:style-name="P21">template &lt;class T&gt;</text:p>
      <text:p text:style-name="P21">QueueItem&lt;T&gt;::QueueItem(const std::shared_ptr&lt;T&gt;&amp; item)</text:p>
      <text:p text:style-name="P21">{</text:p>
      <text:p text:style-name="P21"><text:tab/>m_item = item;</text:p>
      <text:p text:style-name="P21">}</text:p>
      <text:p text:style-name="P21"/>
      <text:p text:style-name="P21">template &lt;class T&gt;</text:p>
      <text:p text:style-name="P21">void QueueItem&lt;T&gt;::setNext(std::shared_ptr&lt;QueueItem&lt;T&gt;&gt; next)</text:p>
      <text:p text:style-name="P21">{</text:p>
      <text:p text:style-name="P21"><text:tab/>m_next = next;</text:p>
      <text:p text:style-name="P21">}</text:p>
      <text:p text:style-name="P21"/>
      <text:p text:style-name="P21">template &lt;class T&gt;</text:p>
      <text:p text:style-name="P21">std::shared_ptr&lt;QueueItem&lt;T&gt;&gt; QueueItem&lt;T&gt;::getNext()</text:p>
      <text:p text:style-name="P21">{</text:p>
      <text:p text:style-name="P21"><text:tab/>return m_next;</text:p>
      <text:p text:style-name="P21">}</text:p>
      <text:p text:style-name="P21"/>
      <text:p text:style-name="P21">template &lt;class T&gt;</text:p>
      <text:p text:style-name="P21">std::shared_ptr&lt;T&gt; QueueItem&lt;T&gt;::getItem() const</text:p>
      <text:p text:style-name="P21">{</text:p>
      <text:p text:style-name="P21"><text:tab/>return m_item;</text:p>
      <text:p text:style-name="P21">}</text:p>
      <text:p text:style-name="P21"/>
      <text:p text:style-name="P21">trapezoid.h:</text:p>
      <text:p text:style-name="P21">#ifndef TRAPEZOID_H</text:p>
      <text:p text:style-name="P21"><text:soft-page-break/>#define TRAPEZOID_H</text:p>
      <text:p text:style-name="P21"/>
      <text:p text:style-name="P21">#include &lt;iostream&gt;</text:p>
      <text:p text:style-name="P21">#include "figure.h"</text:p>
      <text:p text:style-name="P21"/>
      <text:p text:style-name="P21">class Trapezoid : public Figure</text:p>
      <text:p text:style-name="P21">{</text:p>
      <text:p text:style-name="P21">public:</text:p>
      <text:p text:style-name="P21"><text:tab/>Trapezoid();</text:p>
      <text:p text:style-name="P21"><text:tab/>Trapezoid(std::istream&amp; is);</text:p>
      <text:p text:style-name="P21"/>
      <text:p text:style-name="P21"><text:tab/>void print() const override;</text:p>
      <text:p text:style-name="P21"><text:tab/>double area() const override;</text:p>
      <text:p text:style-name="P21"/>
      <text:p text:style-name="P21"><text:tab/>Trapezoid&amp; operator = (const Trapezoid&amp; other);</text:p>
      <text:p text:style-name="P21"><text:tab/>bool operator == (const Trapezoid&amp; other) const;</text:p>
      <text:p text:style-name="P21"/>
      <text:p text:style-name="P21"><text:tab/>void* operator new (size_t size);</text:p>
      <text:p text:style-name="P21"><text:tab/>void operator delete (void* p);</text:p>
      <text:p text:style-name="P21"/>
      <text:p text:style-name="P21"><text:tab/>friend std::ostream&amp; operator &lt;&lt; (std::ostream&amp; os, const Trapezoid&amp; trapezoid);</text:p>
      <text:p text:style-name="P21"><text:tab/>friend std::istream&amp; operator &gt;&gt; (std::istream&amp; is, Trapezoid&amp; trapezoid);</text:p>
      <text:p text:style-name="P21"/>
      <text:p text:style-name="P21">private:</text:p>
      <text:p text:style-name="P21"><text:tab/>double m_sideA;</text:p>
      <text:p text:style-name="P21"><text:tab/>double m_sideB;</text:p>
      <text:p text:style-name="P21"><text:tab/>double m_height;</text:p>
      <text:p text:style-name="P21">};</text:p>
      <text:p text:style-name="P21"/>
      <text:p text:style-name="P21">#endif</text:p>
      <text:p text:style-name="P21"/>
      <text:p text:style-name="P21">list_item.h:</text:p>
      <text:p text:style-name="P21">#ifndef LIST_ITEM_H</text:p>
      <text:p text:style-name="P21">#define LIST_ITEM_H</text:p>
      <text:p text:style-name="P21"/>
      <text:p text:style-name="P21">#include &lt;memory&gt;</text:p>
      <text:p text:style-name="P21"/>
      <text:p text:style-name="P21">template &lt;class T&gt;</text:p>
      <text:p text:style-name="P21">class ListItem</text:p>
      <text:p text:style-name="P21">{</text:p>
      <text:p text:style-name="P21">public:</text:p>
      <text:p text:style-name="P21"><text:tab/>ListItem(const std::shared_ptr&lt;T&gt;&amp; item);</text:p>
      <text:p text:style-name="P21"/>
      <text:p text:style-name="P21"><text:tab/>void setPrev(std::shared_ptr&lt;ListItem&lt;T&gt;&gt; prev);</text:p>
      <text:p text:style-name="P21"><text:tab/>void setNext(std::shared_ptr&lt;ListItem&lt;T&gt;&gt; next);</text:p>
      <text:p text:style-name="P21"><text:tab/>std::shared_ptr&lt;ListItem&lt;T&gt;&gt; getPrev();</text:p>
      <text:p text:style-name="P21"><text:tab/>std::shared_ptr&lt;ListItem&lt;T&gt;&gt; getNext();</text:p>
      <text:p text:style-name="P21"><text:tab/>std::shared_ptr&lt;T&gt; getItem() const;</text:p>
      <text:p text:style-name="P21"/>
      <text:p text:style-name="P21">private:</text:p>
      <text:p text:style-name="P21"><text:tab/>std::shared_ptr&lt;T&gt; m_item;</text:p>
      <text:p text:style-name="P21"><text:tab/>std::shared_ptr&lt;ListItem&lt;T&gt;&gt; m_prev;</text:p>
      <text:p text:style-name="P21"><text:tab/>std::shared_ptr&lt;ListItem&lt;T&gt;&gt; m_next;</text:p>
      <text:p text:style-name="P21">};</text:p>
      <text:p text:style-name="P21"/>
      <text:p text:style-name="P21">#include "list_item_impl.cpp"</text:p>
      <text:p text:style-name="P21"/>
      <text:p text:style-name="P21">#endif</text:p>
      <text:p text:style-name="P21"/>
      <text:p text:style-name="P21">queue_item.h:</text:p>
      <text:p text:style-name="P21">#ifndef QUEUE_ITEM_H</text:p>
      <text:p text:style-name="P21">#define QUEUE_ITEM_H</text:p>
      <text:p text:style-name="P21"/>
      <text:p text:style-name="P21"><text:soft-page-break/>#include &lt;memory&gt;</text:p>
      <text:p text:style-name="P21"/>
      <text:p text:style-name="P21">template &lt;class T&gt;</text:p>
      <text:p text:style-name="P21">class QueueItem</text:p>
      <text:p text:style-name="P21">{</text:p>
      <text:p text:style-name="P21">public:</text:p>
      <text:p text:style-name="P21"><text:tab/>QueueItem(const std::shared_ptr&lt;T&gt;&amp; item);</text:p>
      <text:p text:style-name="P21"/>
      <text:p text:style-name="P21"><text:tab/>void setNext(std::shared_ptr&lt;QueueItem&lt;T&gt;&gt; next);</text:p>
      <text:p text:style-name="P21"><text:tab/>std::shared_ptr&lt;QueueItem&lt;T&gt;&gt; getNext();</text:p>
      <text:p text:style-name="P21"><text:tab/>std::shared_ptr&lt;T&gt; getItem() const;</text:p>
      <text:p text:style-name="P21"/>
      <text:p text:style-name="P21">private:</text:p>
      <text:p text:style-name="P21"><text:tab/>std::shared_ptr&lt;T&gt; m_item;</text:p>
      <text:p text:style-name="P21"><text:tab/>std::shared_ptr&lt;QueueItem&lt;T&gt;&gt; m_next;</text:p>
      <text:p text:style-name="P21">};</text:p>
      <text:p text:style-name="P21"/>
      <text:p text:style-name="P21">#include "queue_item_impl.cpp"</text:p>
      <text:p text:style-name="P21"/>
      <text:p text:style-name="P21">#endif</text:p>
      <text:p text:style-name="P21"/>
      <text:p text:style-name="P21">list_impl.cpp:</text:p>
      <text:p text:style-name="P21">template &lt;class T&gt;</text:p>
      <text:p text:style-name="P21">List&lt;T&gt;::List()</text:p>
      <text:p text:style-name="P21">{</text:p>
      <text:p text:style-name="P21"><text:tab/>m_size = 0;</text:p>
      <text:p text:style-name="P21">}</text:p>
      <text:p text:style-name="P21"/>
      <text:p text:style-name="P21">template &lt;class T&gt;</text:p>
      <text:p text:style-name="P21">List&lt;T&gt;::~List()</text:p>
      <text:p text:style-name="P21">{</text:p>
      <text:p text:style-name="P21"><text:tab/>while (size() &gt; 0)</text:p>
      <text:p text:style-name="P21"><text:tab/><text:tab/>erase(begin());</text:p>
      <text:p text:style-name="P21">}</text:p>
      <text:p text:style-name="P21"/>
      <text:p text:style-name="P21">template &lt;class T&gt;</text:p>
      <text:p text:style-name="P21">void List&lt;T&gt;::add(const std::shared_ptr&lt;T&gt;&amp; item)</text:p>
      <text:p text:style-name="P21">{</text:p>
      <text:p text:style-name="P21"><text:tab/>std::shared_ptr&lt;ListItem&lt;T&gt;&gt; itemPtr = std::make_shared&lt;ListItem&lt;T&gt;&gt;(item);</text:p>
      <text:p text:style-name="P21"/>
      <text:p text:style-name="P21"><text:tab/>if (m_size == 0)</text:p>
      <text:p text:style-name="P21"><text:tab/>{</text:p>
      <text:p text:style-name="P21"><text:tab/><text:tab/>m_begin = itemPtr;</text:p>
      <text:p text:style-name="P21"><text:tab/><text:tab/>m_end = m_begin;</text:p>
      <text:p text:style-name="P21"><text:tab/>}</text:p>
      <text:p text:style-name="P21"><text:tab/>else</text:p>
      <text:p text:style-name="P21"><text:tab/>{</text:p>
      <text:p text:style-name="P21"><text:tab/><text:tab/>itemPtr-&gt;setPrev(m_end);</text:p>
      <text:p text:style-name="P21"><text:tab/><text:tab/>m_end-&gt;setNext(itemPtr);</text:p>
      <text:p text:style-name="P21"><text:tab/><text:tab/>m_end = itemPtr;</text:p>
      <text:p text:style-name="P21"><text:tab/>}</text:p>
      <text:p text:style-name="P21"/>
      <text:p text:style-name="P21"><text:tab/>++m_size;</text:p>
      <text:p text:style-name="P21">}</text:p>
      <text:p text:style-name="P21"/>
      <text:p text:style-name="P21">template &lt;class T&gt;</text:p>
      <text:p text:style-name="P21">void List&lt;T&gt;::erase(const Iterator&lt;ListItem&lt;T&gt;, T&gt;&amp; it)</text:p>
      <text:p text:style-name="P21">{</text:p>
      <text:p text:style-name="P21"><text:tab/>if (m_size == 1)</text:p>
      <text:p text:style-name="P21"><text:tab/>{</text:p>
      <text:p text:style-name="P21"><text:tab/><text:tab/>m_begin = nullptr;</text:p>
      <text:p text:style-name="P21"><text:tab/><text:tab/>m_end = nullptr;</text:p>
      <text:p text:style-name="P21"><text:tab/>}</text:p>
      <text:p text:style-name="P21"><text:soft-page-break/><text:tab/>else</text:p>
      <text:p text:style-name="P21"><text:tab/>{</text:p>
      <text:p text:style-name="P21"><text:tab/><text:tab/>std::shared_ptr&lt;ListItem&lt;T&gt;&gt; left = it.getItem()-&gt;getPrev();</text:p>
      <text:p text:style-name="P21"><text:tab/><text:tab/>std::shared_ptr&lt;ListItem&lt;T&gt;&gt; right = it.getItem()-&gt;getNext();</text:p>
      <text:p text:style-name="P21"><text:tab/><text:tab/>std::shared_ptr&lt;ListItem&lt;T&gt;&gt; mid = it.getItem();</text:p>
      <text:p text:style-name="P21"/>
      <text:p text:style-name="P21"><text:tab/><text:tab/>mid-&gt;setPrev(nullptr);</text:p>
      <text:p text:style-name="P21"><text:tab/><text:tab/>mid-&gt;setNext(nullptr);</text:p>
      <text:p text:style-name="P21"/>
      <text:p text:style-name="P21"><text:tab/><text:tab/>if (left != nullptr)</text:p>
      <text:p text:style-name="P21"><text:tab/><text:tab/><text:tab/>left-&gt;setNext(right);</text:p>
      <text:p text:style-name="P21"><text:tab/><text:tab/>else</text:p>
      <text:p text:style-name="P21"><text:tab/><text:tab/><text:tab/>m_begin = right;</text:p>
      <text:p text:style-name="P21"/>
      <text:p text:style-name="P21"><text:tab/><text:tab/>if (right != nullptr)</text:p>
      <text:p text:style-name="P21"><text:tab/><text:tab/><text:tab/>right-&gt;setPrev(left);</text:p>
      <text:p text:style-name="P21"><text:tab/><text:tab/>else</text:p>
      <text:p text:style-name="P21"><text:tab/><text:tab/><text:tab/>m_end = left;</text:p>
      <text:p text:style-name="P21"><text:tab/>}</text:p>
      <text:p text:style-name="P21"/>
      <text:p text:style-name="P21"><text:tab/>--m_size;</text:p>
      <text:p text:style-name="P21">}</text:p>
      <text:p text:style-name="P21"/>
      <text:p text:style-name="P21">template &lt;class T&gt;</text:p>
      <text:p text:style-name="P21">unsigned int List&lt;T&gt;::size() const</text:p>
      <text:p text:style-name="P21">{</text:p>
      <text:p text:style-name="P21"><text:tab/>return m_size;</text:p>
      <text:p text:style-name="P21">}</text:p>
      <text:p text:style-name="P21"/>
      <text:p text:style-name="P21">template &lt;class T&gt;</text:p>
      <text:p text:style-name="P21">Iterator&lt;ListItem&lt;T&gt;, T&gt; List&lt;T&gt;::get(unsigned int index) const</text:p>
      <text:p text:style-name="P21">{</text:p>
      <text:p text:style-name="P21"><text:tab/>if (index &gt;= size())</text:p>
      <text:p text:style-name="P21"><text:tab/><text:tab/>return end();</text:p>
      <text:p text:style-name="P21"/>
      <text:p text:style-name="P21"><text:tab/>Iterator&lt;ListItem&lt;T&gt;, T&gt; it = begin();</text:p>
      <text:p text:style-name="P21"/>
      <text:p text:style-name="P21"><text:tab/>while (index &gt; 0)</text:p>
      <text:p text:style-name="P21"><text:tab/>{</text:p>
      <text:p text:style-name="P21"><text:tab/><text:tab/>++it;</text:p>
      <text:p text:style-name="P21"><text:tab/><text:tab/>--index;</text:p>
      <text:p text:style-name="P21"><text:tab/>}</text:p>
      <text:p text:style-name="P21"/>
      <text:p text:style-name="P21"><text:tab/>return it;</text:p>
      <text:p text:style-name="P21">}</text:p>
      <text:p text:style-name="P21"/>
      <text:p text:style-name="P21">template &lt;class T&gt;</text:p>
      <text:p text:style-name="P21">Iterator&lt;ListItem&lt;T&gt;, T&gt; List&lt;T&gt;::begin() const</text:p>
      <text:p text:style-name="P21">{</text:p>
      <text:p text:style-name="P21"><text:tab/>return Iterator&lt;ListItem&lt;T&gt;, T&gt;(m_begin);</text:p>
      <text:p text:style-name="P21">}</text:p>
      <text:p text:style-name="P21"/>
      <text:p text:style-name="P21">template &lt;class T&gt;</text:p>
      <text:p text:style-name="P21">Iterator&lt;ListItem&lt;T&gt;, T&gt; List&lt;T&gt;::end() const</text:p>
      <text:p text:style-name="P21">{</text:p>
      <text:p text:style-name="P21"><text:tab/>return Iterator&lt;ListItem&lt;T&gt;, T&gt;(nullptr);</text:p>
      <text:p text:style-name="P21">}</text:p>
      <text:p text:style-name="P21"/>
      <text:p text:style-name="P21">template &lt;class K&gt;</text:p>
      <text:p text:style-name="P21">std::ostream&amp; operator &lt;&lt; (std::ostream&amp; os, const List&lt;K&gt;&amp; list)</text:p>
      <text:p text:style-name="P21">{</text:p>
      <text:p text:style-name="P21"><text:tab/>if (list.size() == 0)</text:p>
      <text:p text:style-name="P21"><text:tab/>{</text:p>
      <text:p text:style-name="P21"><text:soft-page-break/><text:tab/><text:tab/>os &lt;&lt; "================" &lt;&lt; std::endl;</text:p>
      <text:p text:style-name="P21"><text:tab/><text:tab/>os &lt;&lt; "List is empty" &lt;&lt; std::endl;</text:p>
      <text:p text:style-name="P21"><text:tab/>}</text:p>
      <text:p text:style-name="P21"><text:tab/>else</text:p>
      <text:p text:style-name="P21"><text:tab/><text:tab/>for (std::shared_ptr&lt;K&gt; item : list)</text:p>
      <text:p text:style-name="P21"><text:tab/><text:tab/><text:tab/>item-&gt;print();</text:p>
      <text:p text:style-name="P21"/>
      <text:p text:style-name="P21"><text:tab/>return os;</text:p>
      <text:p text:style-name="P21">}</text:p>
      <text:p text:style-name="P21"/>
      <text:p text:style-name="P21">square.h:</text:p>
      <text:p text:style-name="P21">#ifndef SQUARE_H</text:p>
      <text:p text:style-name="P21">#define SQUARE_H</text:p>
      <text:p text:style-name="P21"/>
      <text:p text:style-name="P21">#include &lt;iostream&gt;</text:p>
      <text:p text:style-name="P21">#include "figure.h"</text:p>
      <text:p text:style-name="P21"/>
      <text:p text:style-name="P21">class Square : public Figure</text:p>
      <text:p text:style-name="P21">{</text:p>
      <text:p text:style-name="P21">public:</text:p>
      <text:p text:style-name="P21"><text:tab/>Square();</text:p>
      <text:p text:style-name="P21"><text:tab/>Square(std::istream&amp; is);</text:p>
      <text:p text:style-name="P21"/>
      <text:p text:style-name="P21"><text:tab/>void print() const override;</text:p>
      <text:p text:style-name="P21"><text:tab/>double area() const override;</text:p>
      <text:p text:style-name="P21"/>
      <text:p text:style-name="P21"><text:tab/>Square&amp; operator = (const Square&amp; other);</text:p>
      <text:p text:style-name="P21"><text:tab/>bool operator == (const Square&amp; other) const;</text:p>
      <text:p text:style-name="P21"/>
      <text:p text:style-name="P21"><text:tab/>void* operator new (size_t size);</text:p>
      <text:p text:style-name="P21"><text:tab/>void operator delete (void* p);</text:p>
      <text:p text:style-name="P21"/>
      <text:p text:style-name="P21"><text:tab/>friend std::ostream&amp; operator &lt;&lt; (std::ostream&amp; os, const Square&amp; square);</text:p>
      <text:p text:style-name="P21"><text:tab/>friend std::istream&amp; operator &gt;&gt; (std::istream&amp; is, Square&amp; square);</text:p>
      <text:p text:style-name="P21"/>
      <text:p text:style-name="P21">private:</text:p>
      <text:p text:style-name="P21"><text:tab/>double m_side;</text:p>
      <text:p text:style-name="P21">};</text:p>
      <text:p text:style-name="P21"/>
      <text:p text:style-name="P21">#endif</text:p>
      <text:p text:style-name="P21"/>
      <text:p text:style-name="P21">trapezoid.cpp:</text:p>
      <text:p text:style-name="P21">#include "trapezoid.h"</text:p>
      <text:p text:style-name="P21"/>
      <text:p text:style-name="P21">Trapezoid::Trapezoid()</text:p>
      <text:p text:style-name="P21">{</text:p>
      <text:p text:style-name="P21"><text:tab/>m_sideA = 0.0;</text:p>
      <text:p text:style-name="P21"><text:tab/>m_sideB = 0.0;</text:p>
      <text:p text:style-name="P21"><text:tab/>m_height = 0.0;</text:p>
      <text:p text:style-name="P21">}</text:p>
      <text:p text:style-name="P21"/>
      <text:p text:style-name="P21">Trapezoid::Trapezoid(std::istream&amp; is)</text:p>
      <text:p text:style-name="P21">{</text:p>
      <text:p text:style-name="P21"><text:tab/>is &gt;&gt; *this;</text:p>
      <text:p text:style-name="P21">}</text:p>
      <text:p text:style-name="P21"/>
      <text:p text:style-name="P21">void Trapezoid::print() const</text:p>
      <text:p text:style-name="P21">{</text:p>
      <text:p text:style-name="P21"><text:tab/>std::cout &lt;&lt; *this;</text:p>
      <text:p text:style-name="P21">}</text:p>
      <text:p text:style-name="P21"/>
      <text:p text:style-name="P21">double Trapezoid::area() const</text:p>
      <text:p text:style-name="P21">{</text:p>
      <text:p text:style-name="P21"><text:soft-page-break/><text:tab/>return m_height * (m_sideA + m_sideB) / 2.0;</text:p>
      <text:p text:style-name="P21">}</text:p>
      <text:p text:style-name="P21"/>
      <text:p text:style-name="P21">Trapezoid&amp; Trapezoid::operator = (const Trapezoid&amp; other)</text:p>
      <text:p text:style-name="P21">{</text:p>
      <text:p text:style-name="P21"><text:tab/>if (&amp;other == this)</text:p>
      <text:p text:style-name="P21"><text:tab/><text:tab/>return *this;</text:p>
      <text:p text:style-name="P21"/>
      <text:p text:style-name="P21"><text:tab/>m_sideA = other.m_sideA;</text:p>
      <text:p text:style-name="P21"><text:tab/>m_sideB = other.m_sideB;</text:p>
      <text:p text:style-name="P21"><text:tab/>m_height = other.m_height;</text:p>
      <text:p text:style-name="P21"/>
      <text:p text:style-name="P21"><text:tab/>return *this;</text:p>
      <text:p text:style-name="P21">}</text:p>
      <text:p text:style-name="P21"/>
      <text:p text:style-name="P21">bool Trapezoid::operator == (const Trapezoid&amp; other) const</text:p>
      <text:p text:style-name="P21">{</text:p>
      <text:p text:style-name="P21"><text:tab/>return m_sideA == other.m_sideA &amp;&amp; m_sideB == other.m_sideB &amp;&amp; m_height == other.m_height;</text:p>
      <text:p text:style-name="P21">}</text:p>
      <text:p text:style-name="P21"/>
      <text:p text:style-name="P21">void* Trapezoid::operator new (size_t size)</text:p>
      <text:p text:style-name="P21">{</text:p>
      <text:p text:style-name="P21"><text:tab/>return Figure::allocator.allocate();</text:p>
      <text:p text:style-name="P21">}</text:p>
      <text:p text:style-name="P21"/>
      <text:p text:style-name="P21">void Trapezoid::operator delete (void* p)</text:p>
      <text:p text:style-name="P21">{</text:p>
      <text:p text:style-name="P21"><text:tab/>Figure::allocator.deallocate(p);</text:p>
      <text:p text:style-name="P21">}</text:p>
      <text:p text:style-name="P21"/>
      <text:p text:style-name="P21">std::ostream&amp; operator &lt;&lt; (std::ostream&amp; os, const Trapezoid&amp; trapezoid)</text:p>
      <text:p text:style-name="P21">{</text:p>
      <text:p text:style-name="P21"><text:tab/>os &lt;&lt; "================" &lt;&lt; std::endl;</text:p>
      <text:p text:style-name="P21"><text:tab/>os &lt;&lt; "Figure type: trapezoid" &lt;&lt; std::endl;</text:p>
      <text:p text:style-name="P21"><text:tab/>os &lt;&lt; "Side A size: " &lt;&lt; trapezoid.m_sideA &lt;&lt; std::endl;</text:p>
      <text:p text:style-name="P21"><text:tab/>os &lt;&lt; "Side B size: " &lt;&lt; trapezoid.m_sideB &lt;&lt; std::endl;</text:p>
      <text:p text:style-name="P21"><text:tab/>os &lt;&lt; "Height: " &lt;&lt; trapezoid.m_height &lt;&lt; std::endl;</text:p>
      <text:p text:style-name="P21"/>
      <text:p text:style-name="P21"><text:tab/>return os;</text:p>
      <text:p text:style-name="P21">}</text:p>
      <text:p text:style-name="P21"/>
      <text:p text:style-name="P21">std::istream&amp; operator &gt;&gt; (std::istream&amp; is, Trapezoid&amp; trapezoid)</text:p>
      <text:p text:style-name="P21">{</text:p>
      <text:p text:style-name="P21"><text:tab/>std::cout &lt;&lt; "================" &lt;&lt; std::endl;</text:p>
      <text:p text:style-name="P21"><text:tab/>std::cout &lt;&lt; "Enter side A: ";</text:p>
      <text:p text:style-name="P21"><text:tab/>is &gt;&gt; trapezoid.m_sideA;</text:p>
      <text:p text:style-name="P21"><text:tab/>std::cout &lt;&lt; "Enter side B: ";</text:p>
      <text:p text:style-name="P21"><text:tab/>is &gt;&gt; trapezoid.m_sideB;</text:p>
      <text:p text:style-name="P21"><text:tab/>std::cout &lt;&lt; "Enter height: ";</text:p>
      <text:p text:style-name="P21"><text:tab/>is &gt;&gt; trapezoid.m_height;</text:p>
      <text:p text:style-name="P21"/>
      <text:p text:style-name="P21"><text:tab/>return is;</text:p>
      <text:p text:style-name="P21">}</text:p>
      <text:p text:style-name="P21"/>
      <text:p text:style-name="P21">allocator.h:</text:p>
      <text:p text:style-name="P21">#ifndef ALLOCATOR_H</text:p>
      <text:p text:style-name="P21">#define ALLOCATOR_H</text:p>
      <text:p text:style-name="P21"/>
      <text:p text:style-name="P21">#include &lt;cstdlib&gt;</text:p>
      <text:p text:style-name="P21">#include "list.h"</text:p>
      <text:p text:style-name="P21"/>
      <text:p text:style-name="P21">#define R_CAST(__ptr, __type) reinterpret_cast&lt;__type&gt;(__ptr)</text:p>
      <text:p text:style-name="P21"/>
      <text:p text:style-name="P21"><text:soft-page-break/>class Allocator</text:p>
      <text:p text:style-name="P21">{</text:p>
      <text:p text:style-name="P21">public:</text:p>
      <text:p text:style-name="P21"><text:tab/>Allocator(unsigned int blockSize, unsigned int count);</text:p>
      <text:p text:style-name="P21"><text:tab/>~Allocator();</text:p>
      <text:p text:style-name="P21"/>
      <text:p text:style-name="P21"><text:tab/>void* allocate();</text:p>
      <text:p text:style-name="P21"><text:tab/>void deallocate(void* p);</text:p>
      <text:p text:style-name="P21"><text:tab/>bool hasFreeBlocks() const;</text:p>
      <text:p text:style-name="P21"/>
      <text:p text:style-name="P21">private:</text:p>
      <text:p text:style-name="P21"><text:tab/>void* m_memory;</text:p>
      <text:p text:style-name="P21"><text:tab/>List&lt;unsigned int&gt; m_freeBlocks;</text:p>
      <text:p text:style-name="P21">};</text:p>
      <text:p text:style-name="P21"/>
      <text:p text:style-name="P21">#endif</text:p>
      <text:p text:style-name="P21"/>
      <text:p text:style-name="P21">rectangle.h:</text:p>
      <text:p text:style-name="P21">#ifndef RECTANGLE_H</text:p>
      <text:p text:style-name="P21">#define RECTANGLE_H</text:p>
      <text:p text:style-name="P21"/>
      <text:p text:style-name="P21">#include &lt;iostream&gt;</text:p>
      <text:p text:style-name="P21">#include "figure.h"</text:p>
      <text:p text:style-name="P21"/>
      <text:p text:style-name="P21">class Rectangle : public Figure</text:p>
      <text:p text:style-name="P21">{</text:p>
      <text:p text:style-name="P21">public:</text:p>
      <text:p text:style-name="P21"><text:tab/>Rectangle();</text:p>
      <text:p text:style-name="P21"><text:tab/>Rectangle(std::istream&amp; is);</text:p>
      <text:p text:style-name="P21"/>
      <text:p text:style-name="P21"><text:tab/>void print() const override;</text:p>
      <text:p text:style-name="P21"><text:tab/>double area() const override;</text:p>
      <text:p text:style-name="P21"/>
      <text:p text:style-name="P21"><text:tab/>Rectangle&amp; operator = (const Rectangle&amp; other);</text:p>
      <text:p text:style-name="P21"><text:tab/>bool operator == (const Rectangle&amp; other) const;</text:p>
      <text:p text:style-name="P21"/>
      <text:p text:style-name="P21"><text:tab/>void* operator new (size_t size);</text:p>
      <text:p text:style-name="P21"><text:tab/>void operator delete (void* p);</text:p>
      <text:p text:style-name="P21"/>
      <text:p text:style-name="P21"><text:tab/>friend std::ostream&amp; operator &lt;&lt; (std::ostream&amp; os, const Rectangle&amp; rectangle);</text:p>
      <text:p text:style-name="P21"><text:tab/>friend std::istream&amp; operator &gt;&gt; (std::istream&amp; is, Rectangle&amp; rectangle);</text:p>
      <text:p text:style-name="P21"/>
      <text:p text:style-name="P21">private:</text:p>
      <text:p text:style-name="P21"><text:tab/>double m_sideA;</text:p>
      <text:p text:style-name="P21"><text:tab/>double m_sideB;</text:p>
      <text:p text:style-name="P21">};</text:p>
      <text:p text:style-name="P21"/>
      <text:p text:style-name="P21">#endif</text:p>
      <text:p text:style-name="P21"/>
      <text:p text:style-name="P21">allocator.cpp:</text:p>
      <text:p text:style-name="P21">#include "allocator.h"</text:p>
      <text:p text:style-name="P21"/>
      <text:p text:style-name="P21">Allocator::Allocator(unsigned int blockSize, unsigned int count)</text:p>
      <text:p text:style-name="P21">{</text:p>
      <text:p text:style-name="P21"><text:tab/>m_memory = malloc(blockSize * count);</text:p>
      <text:p text:style-name="P21"/>
      <text:p text:style-name="P21"><text:tab/>for (unsigned int i = 0; i &lt; count; ++i)</text:p>
      <text:p text:style-name="P21"><text:tab/><text:tab/>m_freeBlocks.add(std::make_shared&lt;unsigned int&gt;(i * blockSize));</text:p>
      <text:p text:style-name="P21">}</text:p>
      <text:p text:style-name="P21"/>
      <text:p text:style-name="P21">Allocator::~Allocator()</text:p>
      <text:p text:style-name="P21">{</text:p>
      <text:p text:style-name="P21"><text:tab/>free(m_memory);</text:p>
      <text:p text:style-name="P21"><text:soft-page-break/>}</text:p>
      <text:p text:style-name="P21"/>
      <text:p text:style-name="P21">void* Allocator::allocate()</text:p>
      <text:p text:style-name="P21">{</text:p>
      <text:p text:style-name="P21"><text:tab/>void* res = R_CAST(R_CAST(m_memory, char*) + **m_freeBlocks.get(0), void*);</text:p>
      <text:p text:style-name="P21"/>
      <text:p text:style-name="P21"><text:tab/>m_freeBlocks.erase(m_freeBlocks.begin());</text:p>
      <text:p text:style-name="P21"/>
      <text:p text:style-name="P21"><text:tab/>return res;</text:p>
      <text:p text:style-name="P21">}</text:p>
      <text:p text:style-name="P21"/>
      <text:p text:style-name="P21">void Allocator::deallocate(void* p)</text:p>
      <text:p text:style-name="P21">{</text:p>
      <text:p text:style-name="P21"><text:tab/>unsigned int offset = R_CAST(p, char*) - R_CAST(m_memory, char*);</text:p>
      <text:p text:style-name="P21"><text:tab/></text:p>
      <text:p text:style-name="P21"><text:tab/>m_freeBlocks.add(std::make_shared&lt;unsigned int&gt;(offset));</text:p>
      <text:p text:style-name="P21">}</text:p>
      <text:p text:style-name="P21"/>
      <text:p text:style-name="P21">bool Allocator::hasFreeBlocks() const</text:p>
      <text:p text:style-name="P21">{</text:p>
      <text:p text:style-name="P21"><text:tab/>return m_freeBlocks.size() &gt; 0;</text:p>
      <text:p text:style-name="P21">}</text:p>
      <text:p text:style-name="P21"/>
      <text:p text:style-name="P21">queue_impl.cpp:</text:p>
      <text:p text:style-name="P21">template &lt;class T&gt;</text:p>
      <text:p text:style-name="P21">Queue&lt;T&gt;::Queue()</text:p>
      <text:p text:style-name="P21">{</text:p>
      <text:p text:style-name="P21"><text:tab/>m_size = 0;</text:p>
      <text:p text:style-name="P21">}</text:p>
      <text:p text:style-name="P21"/>
      <text:p text:style-name="P21">template &lt;class T&gt;</text:p>
      <text:p text:style-name="P21">Queue&lt;T&gt;::~Queue()</text:p>
      <text:p text:style-name="P21">{</text:p>
      <text:p text:style-name="P21"><text:tab/>while (size() &gt; 0)</text:p>
      <text:p text:style-name="P21"><text:tab/><text:tab/>pop();</text:p>
      <text:p text:style-name="P21">}</text:p>
      <text:p text:style-name="P21"/>
      <text:p text:style-name="P21">template &lt;class T&gt;</text:p>
      <text:p text:style-name="P21">void Queue&lt;T&gt;::push(const std::shared_ptr&lt;T&gt;&amp; item)</text:p>
      <text:p text:style-name="P21">{</text:p>
      <text:p text:style-name="P21"><text:tab/>std::shared_ptr&lt;QueueItem&lt;T&gt;&gt; itemPtr = std::make_shared&lt;QueueItem&lt;T&gt;&gt;(item);</text:p>
      <text:p text:style-name="P21"/>
      <text:p text:style-name="P21"><text:tab/>if (m_size == 0)</text:p>
      <text:p text:style-name="P21"><text:tab/>{</text:p>
      <text:p text:style-name="P21"><text:tab/><text:tab/>m_front = itemPtr;</text:p>
      <text:p text:style-name="P21"><text:tab/><text:tab/>m_end = m_front;</text:p>
      <text:p text:style-name="P21"><text:tab/>}</text:p>
      <text:p text:style-name="P21"><text:tab/>else</text:p>
      <text:p text:style-name="P21"><text:tab/>{</text:p>
      <text:p text:style-name="P21"><text:tab/><text:tab/>m_end-&gt;setNext(itemPtr);</text:p>
      <text:p text:style-name="P21"><text:tab/><text:tab/>m_end = itemPtr;</text:p>
      <text:p text:style-name="P21"><text:tab/>}</text:p>
      <text:p text:style-name="P21"/>
      <text:p text:style-name="P21"><text:tab/>++m_size;</text:p>
      <text:p text:style-name="P21">}</text:p>
      <text:p text:style-name="P21"/>
      <text:p text:style-name="P21">template &lt;class T&gt;</text:p>
      <text:p text:style-name="P21">void Queue&lt;T&gt;::pop()</text:p>
      <text:p text:style-name="P21">{</text:p>
      <text:p text:style-name="P21"><text:tab/>if (m_size == 1)</text:p>
      <text:p text:style-name="P21"><text:tab/>{</text:p>
      <text:p text:style-name="P21"><text:tab/><text:tab/>m_front = nullptr;</text:p>
      <text:p text:style-name="P21"><text:tab/><text:tab/>m_end = nullptr;</text:p>
      <text:p text:style-name="P21"><text:soft-page-break/><text:tab/>}</text:p>
      <text:p text:style-name="P21"><text:tab/>else</text:p>
      <text:p text:style-name="P21"><text:tab/><text:tab/>m_front = m_front-&gt;getNext();</text:p>
      <text:p text:style-name="P21"/>
      <text:p text:style-name="P21"><text:tab/>--m_size;</text:p>
      <text:p text:style-name="P21">}</text:p>
      <text:p text:style-name="P21"/>
      <text:p text:style-name="P21">template &lt;class T&gt;</text:p>
      <text:p text:style-name="P21">unsigned int Queue&lt;T&gt;::size() const</text:p>
      <text:p text:style-name="P21">{</text:p>
      <text:p text:style-name="P21"><text:tab/>return m_size;</text:p>
      <text:p text:style-name="P21">}</text:p>
      <text:p text:style-name="P21"/>
      <text:p text:style-name="P21">template &lt;class T&gt;</text:p>
      <text:p text:style-name="P21">std::shared_ptr&lt;T&gt; Queue&lt;T&gt;::front() const</text:p>
      <text:p text:style-name="P21">{</text:p>
      <text:p text:style-name="P21"><text:tab/>return m_front-&gt;getItem();</text:p>
      <text:p text:style-name="P21">}</text:p>
      <text:p text:style-name="P21"/>
      <text:p text:style-name="P21">template &lt;class T&gt;</text:p>
      <text:p text:style-name="P21">Iterator&lt;QueueItem&lt;T&gt;, T&gt; Queue&lt;T&gt;::begin() const</text:p>
      <text:p text:style-name="P21">{</text:p>
      <text:p text:style-name="P21"><text:tab/>return Iterator&lt;QueueItem&lt;T&gt;, T&gt;(m_front);</text:p>
      <text:p text:style-name="P21">}</text:p>
      <text:p text:style-name="P21"/>
      <text:p text:style-name="P21">template &lt;class T&gt;</text:p>
      <text:p text:style-name="P21">Iterator&lt;QueueItem&lt;T&gt;, T&gt; Queue&lt;T&gt;::end() const</text:p>
      <text:p text:style-name="P21">{</text:p>
      <text:p text:style-name="P21"><text:tab/>return Iterator&lt;QueueItem&lt;T&gt;, T&gt;(nullptr);</text:p>
      <text:p text:style-name="P21">}</text:p>
      <text:p text:style-name="P21"/>
      <text:p text:style-name="P21">template &lt;class K&gt;</text:p>
      <text:p text:style-name="P21">std::ostream&amp; operator &lt;&lt; (std::ostream&amp; os, const Queue&lt;K&gt;&amp; queue)</text:p>
      <text:p text:style-name="P21">{</text:p>
      <text:p text:style-name="P21"><text:tab/>if (queue.size() == 0)</text:p>
      <text:p text:style-name="P21"><text:tab/>{</text:p>
      <text:p text:style-name="P21"><text:tab/><text:tab/>os &lt;&lt; "================" &lt;&lt; std::endl;</text:p>
      <text:p text:style-name="P21"><text:tab/><text:tab/>os &lt;&lt; "Queue is empty" &lt;&lt; std::endl;</text:p>
      <text:p text:style-name="P21"><text:tab/>}</text:p>
      <text:p text:style-name="P21"><text:tab/>else</text:p>
      <text:p text:style-name="P21"><text:tab/><text:tab/>for (std::shared_ptr&lt;K&gt; item : queue)</text:p>
      <text:p text:style-name="P21"><text:tab/><text:tab/><text:tab/>item-&gt;print();</text:p>
      <text:p text:style-name="P21"/>
      <text:p text:style-name="P21"><text:tab/>return os;</text:p>
      <text:p text:style-name="P21">}</text:p>
      <text:p text:style-name="P21"/>
      <text:p text:style-name="P21">list_item_impl.cpp:</text:p>
      <text:p text:style-name="P21">template &lt;class T&gt;</text:p>
      <text:p text:style-name="P21">ListItem&lt;T&gt;::ListItem(const std::shared_ptr&lt;T&gt;&amp; item)</text:p>
      <text:p text:style-name="P21">{</text:p>
      <text:p text:style-name="P21"><text:tab/>m_item = item;</text:p>
      <text:p text:style-name="P21">}</text:p>
      <text:p text:style-name="P21"/>
      <text:p text:style-name="P21">template &lt;class T&gt;</text:p>
      <text:p text:style-name="P21">void ListItem&lt;T&gt;::setPrev(std::shared_ptr&lt;ListItem&lt;T&gt;&gt; prev)</text:p>
      <text:p text:style-name="P21">{</text:p>
      <text:p text:style-name="P21"><text:tab/>m_prev = prev;</text:p>
      <text:p text:style-name="P21">}</text:p>
      <text:p text:style-name="P21"/>
      <text:p text:style-name="P21">template &lt;class T&gt;</text:p>
      <text:p text:style-name="P21">void ListItem&lt;T&gt;::setNext(std::shared_ptr&lt;ListItem&lt;T&gt;&gt; next)</text:p>
      <text:p text:style-name="P21">{</text:p>
      <text:p text:style-name="P21"><text:tab/>m_next = next;</text:p>
      <text:p text:style-name="P21"><text:soft-page-break/>}</text:p>
      <text:p text:style-name="P21"/>
      <text:p text:style-name="P21">template &lt;class T&gt;</text:p>
      <text:p text:style-name="P21">std::shared_ptr&lt;ListItem&lt;T&gt;&gt; ListItem&lt;T&gt;::getPrev()</text:p>
      <text:p text:style-name="P21">{</text:p>
      <text:p text:style-name="P21"><text:tab/>return m_prev;</text:p>
      <text:p text:style-name="P21">}</text:p>
      <text:p text:style-name="P21"/>
      <text:p text:style-name="P21">template &lt;class T&gt;</text:p>
      <text:p text:style-name="P21">std::shared_ptr&lt;ListItem&lt;T&gt;&gt; ListItem&lt;T&gt;::getNext()</text:p>
      <text:p text:style-name="P21">{</text:p>
      <text:p text:style-name="P21"><text:tab/>return m_next;</text:p>
      <text:p text:style-name="P21">}</text:p>
      <text:p text:style-name="P21"/>
      <text:p text:style-name="P21">template &lt;class T&gt;</text:p>
      <text:p text:style-name="P21">std::shared_ptr&lt;T&gt; ListItem&lt;T&gt;::getItem() const</text:p>
      <text:p text:style-name="P21">{</text:p>
      <text:p text:style-name="P21"><text:tab/>return m_item;</text:p>
      <text:p text:style-name="P21">}</text:p>
      <text:p text:style-name="P21"/>
      <text:p text:style-name="P21">figure.h:</text:p>
      <text:p text:style-name="P21">#ifndef FIGURE_H</text:p>
      <text:p text:style-name="P21">#define FIGURE_H</text:p>
      <text:p text:style-name="P21"/>
      <text:p text:style-name="P21">#include "allocator.h"</text:p>
      <text:p text:style-name="P21"/>
      <text:p text:style-name="P21">class Figure</text:p>
      <text:p text:style-name="P21">{</text:p>
      <text:p text:style-name="P21">public:</text:p>
      <text:p text:style-name="P21"><text:tab/>virtual ~Figure() {}</text:p>
      <text:p text:style-name="P21"><text:tab/>virtual void print() const = 0;</text:p>
      <text:p text:style-name="P21"><text:tab/>virtual double area() const = 0;</text:p>
      <text:p text:style-name="P21"/>
      <text:p text:style-name="P21"><text:tab/>static Allocator allocator;</text:p>
      <text:p text:style-name="P21">};</text:p>
      <text:p text:style-name="P21"/>
      <text:p text:style-name="P21">#endif</text:p>
      <text:p text:style-name="P21"/>
      <text:p text:style-name="P21">iterator_impl.cpp:</text:p>
      <text:p text:style-name="P21">template &lt;class N, class T&gt;</text:p>
      <text:p text:style-name="P21">Iterator&lt;N, T&gt;::Iterator(const std::shared_ptr&lt;N&gt;&amp; item)</text:p>
      <text:p text:style-name="P21">{</text:p>
      <text:p text:style-name="P21"><text:tab/>m_item = item;</text:p>
      <text:p text:style-name="P21">}</text:p>
      <text:p text:style-name="P21"/>
      <text:p text:style-name="P21">template &lt;class N, class T&gt;</text:p>
      <text:p text:style-name="P21">std::shared_ptr&lt;N&gt; Iterator&lt;N, T&gt;::getItem() const</text:p>
      <text:p text:style-name="P21">{</text:p>
      <text:p text:style-name="P21"><text:tab/>return m_item;</text:p>
      <text:p text:style-name="P21">}</text:p>
      <text:p text:style-name="P21"/>
      <text:p text:style-name="P21">template &lt;class N, class T&gt;</text:p>
      <text:p text:style-name="P21">std::shared_ptr&lt;T&gt; Iterator&lt;N, T&gt;::operator * ()</text:p>
      <text:p text:style-name="P21">{</text:p>
      <text:p text:style-name="P21"><text:tab/>return m_item-&gt;getItem();</text:p>
      <text:p text:style-name="P21">}</text:p>
      <text:p text:style-name="P21"/>
      <text:p text:style-name="P21">template &lt;class N, class T&gt;</text:p>
      <text:p text:style-name="P21">std::shared_ptr&lt;T&gt; Iterator&lt;N, T&gt;::operator -&gt; ()</text:p>
      <text:p text:style-name="P21">{</text:p>
      <text:p text:style-name="P21"><text:tab/>return m_item-&gt;getItem();</text:p>
      <text:p text:style-name="P21">}</text:p>
      <text:p text:style-name="P21"/>
      <text:p text:style-name="P21"><text:soft-page-break/>template &lt;class N, class T&gt;</text:p>
      <text:p text:style-name="P21">Iterator&lt;N, T&gt; Iterator&lt;N, T&gt;::operator ++ ()</text:p>
      <text:p text:style-name="P21">{</text:p>
      <text:p text:style-name="P21"><text:tab/>m_item = m_item-&gt;getNext();</text:p>
      <text:p text:style-name="P21"/>
      <text:p text:style-name="P21"><text:tab/>return *this;</text:p>
      <text:p text:style-name="P21">}</text:p>
      <text:p text:style-name="P21"/>
      <text:p text:style-name="P21">template &lt;class N, class T&gt;</text:p>
      <text:p text:style-name="P21">Iterator&lt;N, T&gt; Iterator&lt;N, T&gt;::operator ++ (int index)</text:p>
      <text:p text:style-name="P21">{</text:p>
      <text:p text:style-name="P21"><text:tab/>Iterator tmp(m_item);</text:p>
      <text:p text:style-name="P21"/>
      <text:p text:style-name="P21"><text:tab/>m_item = m_item-&gt;getNext();</text:p>
      <text:p text:style-name="P21"/>
      <text:p text:style-name="P21"><text:tab/>return tmp;</text:p>
      <text:p text:style-name="P21">}</text:p>
      <text:p text:style-name="P21"/>
      <text:p text:style-name="P21">template &lt;class N, class T&gt;</text:p>
      <text:p text:style-name="P21">bool Iterator&lt;N, T&gt;::operator == (const Iterator&amp; other) const</text:p>
      <text:p text:style-name="P21">{</text:p>
      <text:p text:style-name="P21"><text:tab/>return m_item == other.m_item;</text:p>
      <text:p text:style-name="P21">}</text:p>
      <text:p text:style-name="P21"/>
      <text:p text:style-name="P21">template &lt;class N, class T&gt;</text:p>
      <text:p text:style-name="P21">bool Iterator&lt;N, T&gt;::operator != (const Iterator&amp; other) const</text:p>
      <text:p text:style-name="P21">{</text:p>
      <text:p text:style-name="P21"><text:tab/>return !(*this == other);</text:p>
      <text:p text:style-name="P21">}</text:p>
      <text:p text:style-name="P21"/>
      <text:p text:style-name="P21">queue.h:</text:p>
      <text:p text:style-name="P21">#ifndef QUEUE_H</text:p>
      <text:p text:style-name="P21">#define QUEUE_H</text:p>
      <text:p text:style-name="P21"/>
      <text:p text:style-name="P21">#include &lt;iostream&gt;</text:p>
      <text:p text:style-name="P21">#include "queue_item.h"</text:p>
      <text:p text:style-name="P21">#include "iterator.h"</text:p>
      <text:p text:style-name="P21"/>
      <text:p text:style-name="P21">template &lt;class T&gt;</text:p>
      <text:p text:style-name="P21">class Queue</text:p>
      <text:p text:style-name="P21">{</text:p>
      <text:p text:style-name="P21">public:</text:p>
      <text:p text:style-name="P21"><text:tab/>Queue();</text:p>
      <text:p text:style-name="P21"><text:tab/>~Queue();</text:p>
      <text:p text:style-name="P21"/>
      <text:p text:style-name="P21"><text:tab/>void push(const std::shared_ptr&lt;T&gt;&amp; item);</text:p>
      <text:p text:style-name="P21"><text:tab/>void pop();</text:p>
      <text:p text:style-name="P21"><text:tab/>unsigned int size() const;</text:p>
      <text:p text:style-name="P21"><text:tab/>std::shared_ptr&lt;T&gt; front() const;</text:p>
      <text:p text:style-name="P21"/>
      <text:p text:style-name="P21"><text:tab/>Iterator&lt;QueueItem&lt;T&gt;, T&gt; begin() const;</text:p>
      <text:p text:style-name="P21"><text:tab/>Iterator&lt;QueueItem&lt;T&gt;, T&gt; end() const;</text:p>
      <text:p text:style-name="P21"/>
      <text:p text:style-name="P21"><text:tab/>template &lt;class K&gt;</text:p>
      <text:p text:style-name="P21"><text:tab/>friend std::ostream&amp; operator &lt;&lt; (std::ostream&amp; os, const Queue&lt;K&gt;&amp; queue);</text:p>
      <text:p text:style-name="P21"/>
      <text:p text:style-name="P21">private:</text:p>
      <text:p text:style-name="P21"><text:tab/>std::shared_ptr&lt;QueueItem&lt;T&gt;&gt; m_front;</text:p>
      <text:p text:style-name="P21"><text:tab/>std::shared_ptr&lt;QueueItem&lt;T&gt;&gt; m_end;</text:p>
      <text:p text:style-name="P21"><text:tab/>unsigned int m_size;</text:p>
      <text:p text:style-name="P21">};</text:p>
      <text:p text:style-name="P21"/>
      <text:p text:style-name="P21">#include "queue_impl.cpp"</text:p>
      <text:p text:style-name="P21"><text:soft-page-break/></text:p>
      <text:p text:style-name="P21">#endif</text:p>
      <text:p text:style-name="P21"/>
      <text:p text:style-name="P21">square.cpp:</text:p>
      <text:p text:style-name="P21">#include "square.h"</text:p>
      <text:p text:style-name="P21"/>
      <text:p text:style-name="P21">Square::Square()</text:p>
      <text:p text:style-name="P21">{</text:p>
      <text:p text:style-name="P21"><text:tab/>m_side = 0.0;</text:p>
      <text:p text:style-name="P21">}</text:p>
      <text:p text:style-name="P21"/>
      <text:p text:style-name="P21">Square::Square(std::istream&amp; is)</text:p>
      <text:p text:style-name="P21">{</text:p>
      <text:p text:style-name="P21"><text:tab/>is &gt;&gt; *this;</text:p>
      <text:p text:style-name="P21">}</text:p>
      <text:p text:style-name="P21"/>
      <text:p text:style-name="P21">void Square::print() const</text:p>
      <text:p text:style-name="P21">{</text:p>
      <text:p text:style-name="P21"><text:tab/>std::cout &lt;&lt; *this;</text:p>
      <text:p text:style-name="P21">}</text:p>
      <text:p text:style-name="P21"/>
      <text:p text:style-name="P21">double Square::area() const</text:p>
      <text:p text:style-name="P21">{</text:p>
      <text:p text:style-name="P21"><text:tab/>return m_side * m_side;</text:p>
      <text:p text:style-name="P21">}</text:p>
      <text:p text:style-name="P21"/>
      <text:p text:style-name="P21">Square&amp; Square::operator = (const Square&amp; other)</text:p>
      <text:p text:style-name="P21">{</text:p>
      <text:p text:style-name="P21"><text:tab/>if (&amp;other == this)</text:p>
      <text:p text:style-name="P21"><text:tab/><text:tab/>return *this;</text:p>
      <text:p text:style-name="P21"/>
      <text:p text:style-name="P21"><text:tab/>m_side = other.m_side;</text:p>
      <text:p text:style-name="P21"/>
      <text:p text:style-name="P21"><text:tab/>return *this;</text:p>
      <text:p text:style-name="P21">}</text:p>
      <text:p text:style-name="P21"/>
      <text:p text:style-name="P21">bool Square::operator == (const Square&amp; other) const</text:p>
      <text:p text:style-name="P21">{</text:p>
      <text:p text:style-name="P21"><text:tab/>return m_side == other.m_side;</text:p>
      <text:p text:style-name="P21">}</text:p>
      <text:p text:style-name="P21"/>
      <text:p text:style-name="P21">void* Square::operator new (size_t size)</text:p>
      <text:p text:style-name="P21">{</text:p>
      <text:p text:style-name="P21"><text:tab/>return Figure::allocator.allocate();</text:p>
      <text:p text:style-name="P21">}</text:p>
      <text:p text:style-name="P21"/>
      <text:p text:style-name="P21">void Square::operator delete (void* p)</text:p>
      <text:p text:style-name="P21">{</text:p>
      <text:p text:style-name="P21"><text:tab/>Figure::allocator.deallocate(p);</text:p>
      <text:p text:style-name="P21">}</text:p>
      <text:p text:style-name="P21"/>
      <text:p text:style-name="P21">std::ostream&amp; operator &lt;&lt; (std::ostream&amp; os, const Square&amp; square)</text:p>
      <text:p text:style-name="P21">{</text:p>
      <text:p text:style-name="P21"><text:tab/>os &lt;&lt; "================" &lt;&lt; std::endl;</text:p>
      <text:p text:style-name="P21"><text:tab/>os &lt;&lt; "Figure type: square" &lt;&lt; std::endl;</text:p>
      <text:p text:style-name="P21"><text:tab/>os &lt;&lt; "Side size: " &lt;&lt; square.m_side &lt;&lt; std::endl;</text:p>
      <text:p text:style-name="P21"/>
      <text:p text:style-name="P21"><text:tab/>return os;</text:p>
      <text:p text:style-name="P21">}</text:p>
      <text:p text:style-name="P21"/>
      <text:p text:style-name="P21">std::istream&amp; operator &gt;&gt; (std::istream&amp; is, Square&amp; square)</text:p>
      <text:p text:style-name="P21">{</text:p>
      <text:p text:style-name="P21"><text:tab/>std::cout &lt;&lt; "================" &lt;&lt; std::endl;</text:p>
      <text:p text:style-name="P21"><text:soft-page-break/><text:tab/>std::cout &lt;&lt; "Enter side: ";</text:p>
      <text:p text:style-name="P21"><text:tab/>is &gt;&gt; square.m_side;</text:p>
      <text:p text:style-name="P21"/>
      <text:p text:style-name="P21"><text:tab/>return is;</text:p>
      <text:p text:style-name="P21">}</text:p>
      <text:p text:style-name="P21"/>
      <text:p text:style-name="P21">list.h:</text:p>
      <text:p text:style-name="P21">#ifndef LIST_H</text:p>
      <text:p text:style-name="P21">#define LIST_H</text:p>
      <text:p text:style-name="P21"/>
      <text:p text:style-name="P21">#include &lt;iostream&gt;</text:p>
      <text:p text:style-name="P21">#include "list_item.h"</text:p>
      <text:p text:style-name="P21">#include "iterator.h"</text:p>
      <text:p text:style-name="P21"/>
      <text:p text:style-name="P21">template &lt;class T&gt;</text:p>
      <text:p text:style-name="P21">class List</text:p>
      <text:p text:style-name="P21">{</text:p>
      <text:p text:style-name="P21">public:</text:p>
      <text:p text:style-name="P21"><text:tab/>List();</text:p>
      <text:p text:style-name="P21"><text:tab/>~List();</text:p>
      <text:p text:style-name="P21"/>
      <text:p text:style-name="P21"><text:tab/>void add(const std::shared_ptr&lt;T&gt;&amp; item);</text:p>
      <text:p text:style-name="P21"><text:tab/>void erase(const Iterator&lt;ListItem&lt;T&gt;, T&gt;&amp; it);</text:p>
      <text:p text:style-name="P21"><text:tab/>unsigned int size() const;</text:p>
      <text:p text:style-name="P21"><text:tab/>Iterator&lt;ListItem&lt;T&gt;, T&gt; get(unsigned int index) const;</text:p>
      <text:p text:style-name="P21"/>
      <text:p text:style-name="P21"><text:tab/>Iterator&lt;ListItem&lt;T&gt;, T&gt; begin() const;</text:p>
      <text:p text:style-name="P21"><text:tab/>Iterator&lt;ListItem&lt;T&gt;, T&gt; end() const;</text:p>
      <text:p text:style-name="P21"/>
      <text:p text:style-name="P21"><text:tab/>template &lt;class K&gt;</text:p>
      <text:p text:style-name="P21"><text:tab/>friend std::ostream&amp; operator &lt;&lt; (std::ostream&amp; os, const List&lt;K&gt;&amp; list);</text:p>
      <text:p text:style-name="P21"/>
      <text:p text:style-name="P21">private:</text:p>
      <text:p text:style-name="P21"><text:tab/>std::shared_ptr&lt;ListItem&lt;T&gt;&gt; m_begin;</text:p>
      <text:p text:style-name="P21"><text:tab/>std::shared_ptr&lt;ListItem&lt;T&gt;&gt; m_end;</text:p>
      <text:p text:style-name="P21"><text:tab/>unsigned int m_size;</text:p>
      <text:p text:style-name="P21">};</text:p>
      <text:p text:style-name="P21"/>
      <text:p text:style-name="P21">#include "list_impl.cpp"</text:p>
      <text:p text:style-name="P21"/>
      <text:p text:style-name="P21">#endif</text:p>
      <text:p text:style-name="P21"/>
      <text:p text:style-name="P21">makefile:</text:p>
      <text:p text:style-name="P21">CC = g++</text:p>
      <text:p text:style-name="P21">CFLAGS = -std=c++11 -Wall -Werror -Wno-sign-compare -Wno-unused-result</text:p>
      <text:p text:style-name="P21">FILES = main.cpp square.cpp rectangle.cpp trapezoid.cpp figure.cpp allocator.cpp</text:p>
      <text:p text:style-name="P21">PROG = lab6</text:p>
      <text:p text:style-name="P21"/>
      <text:p text:style-name="P21">all:</text:p>
      <text:p text:style-name="P21"><text:tab/>$(CC) $(CFLAGS) -o $(PROG) $(FILES)</text:p>
      <text:p text:style-name="P21"/>
      <text:p text:style-name="P21">clean:</text:p>
      <text:p text:style-name="P21"><text:tab/>rm $(PROG)</text:p>
      <text:p text:style-name="P21"/>
      <text:p text:style-name="P21">main.cpp:</text:p>
      <text:p text:style-name="P21">#include "queue.h"</text:p>
      <text:p text:style-name="P21">#include "square.h"</text:p>
      <text:p text:style-name="P21">#include "rectangle.h"</text:p>
      <text:p text:style-name="P21">#include "trapezoid.h"</text:p>
      <text:p text:style-name="P21"/>
      <text:p text:style-name="P21">int main()</text:p>
      <text:p text:style-name="P21">{</text:p>
      <text:p text:style-name="P21"><text:tab/>unsigned int action;</text:p>
      <text:p text:style-name="P21"><text:soft-page-break/><text:tab/>Queue&lt;Figure&gt; q;</text:p>
      <text:p text:style-name="P21"/>
      <text:p text:style-name="P21"><text:tab/>while (true)</text:p>
      <text:p text:style-name="P21"><text:tab/>{</text:p>
      <text:p text:style-name="P21"><text:tab/><text:tab/>std::cout &lt;&lt; "================" &lt;&lt; std::endl;</text:p>
      <text:p text:style-name="P21"><text:tab/><text:tab/>std::cout &lt;&lt; "Menu:" &lt;&lt; std::endl;</text:p>
      <text:p text:style-name="P21"><text:tab/><text:tab/>std::cout &lt;&lt; "1) Add figure" &lt;&lt; std::endl;</text:p>
      <text:p text:style-name="P21"><text:tab/><text:tab/>std::cout &lt;&lt; "2) Delete figure" &lt;&lt; std::endl;</text:p>
      <text:p text:style-name="P21"><text:tab/><text:tab/>std::cout &lt;&lt; "3) Print" &lt;&lt; std::endl;</text:p>
      <text:p text:style-name="P21"><text:tab/><text:tab/>std::cout &lt;&lt; "0) Quit" &lt;&lt; std::endl;</text:p>
      <text:p text:style-name="P21"><text:tab/><text:tab/>std::cin &gt;&gt; action;</text:p>
      <text:p text:style-name="P21"/>
      <text:p text:style-name="P21"><text:tab/><text:tab/>if (action == 0)</text:p>
      <text:p text:style-name="P21"><text:tab/><text:tab/><text:tab/>break;</text:p>
      <text:p text:style-name="P21"><text:tab/><text:tab/></text:p>
      <text:p text:style-name="P21"><text:tab/><text:tab/>if (action &gt; 3)</text:p>
      <text:p text:style-name="P21"><text:tab/><text:tab/>{</text:p>
      <text:p text:style-name="P21"><text:tab/><text:tab/><text:tab/>std::cout &lt;&lt; "Error: invalid action" &lt;&lt; std::endl;</text:p>
      <text:p text:style-name="P21"/>
      <text:p text:style-name="P21"><text:tab/><text:tab/><text:tab/>continue;</text:p>
      <text:p text:style-name="P21"><text:tab/><text:tab/>}</text:p>
      <text:p text:style-name="P21"/>
      <text:p text:style-name="P21"><text:tab/><text:tab/>switch (action)</text:p>
      <text:p text:style-name="P21"><text:tab/><text:tab/>{</text:p>
      <text:p text:style-name="P21"><text:tab/><text:tab/><text:tab/>case 1:</text:p>
      <text:p text:style-name="P21"><text:tab/><text:tab/><text:tab/>{</text:p>
      <text:p text:style-name="P21"><text:tab/><text:tab/><text:tab/><text:tab/>if (!Figure::allocator.hasFreeBlocks())</text:p>
      <text:p text:style-name="P21"><text:tab/><text:tab/><text:tab/><text:tab/><text:tab/>std::cout &lt;&lt; "Error. No free blocks" &lt;&lt; std::endl;</text:p>
      <text:p text:style-name="P21"><text:tab/><text:tab/><text:tab/><text:tab/>else</text:p>
      <text:p text:style-name="P21"><text:tab/><text:tab/><text:tab/><text:tab/>{</text:p>
      <text:p text:style-name="P21"><text:tab/><text:tab/><text:tab/><text:tab/><text:tab/>unsigned int figureType;</text:p>
      <text:p text:style-name="P21"/>
      <text:p text:style-name="P21"><text:tab/><text:tab/><text:tab/><text:tab/><text:tab/>std::cout &lt;&lt; "================" &lt;&lt; std::endl;</text:p>
      <text:p text:style-name="P21"><text:tab/><text:tab/><text:tab/><text:tab/><text:tab/>std::cout &lt;&lt; "1) Square" &lt;&lt; std::endl;</text:p>
      <text:p text:style-name="P21"><text:tab/><text:tab/><text:tab/><text:tab/><text:tab/>std::cout &lt;&lt; "2) Rectangle" &lt;&lt; std::endl;</text:p>
      <text:p text:style-name="P21"><text:tab/><text:tab/><text:tab/><text:tab/><text:tab/>std::cout &lt;&lt; "3) Trapezoid" &lt;&lt; std::endl;</text:p>
      <text:p text:style-name="P21"><text:tab/><text:tab/><text:tab/><text:tab/><text:tab/>std::cout &lt;&lt; "0) Quit" &lt;&lt; std::endl;</text:p>
      <text:p text:style-name="P21"><text:tab/><text:tab/><text:tab/><text:tab/><text:tab/>std::cin &gt;&gt; figureType;</text:p>
      <text:p text:style-name="P21"/>
      <text:p text:style-name="P21"><text:tab/><text:tab/><text:tab/><text:tab/><text:tab/>if (figureType &gt; 0)</text:p>
      <text:p text:style-name="P21"><text:tab/><text:tab/><text:tab/><text:tab/><text:tab/>{</text:p>
      <text:p text:style-name="P21"><text:tab/><text:tab/><text:tab/><text:tab/><text:tab/><text:tab/>if (figureType &gt; 3)</text:p>
      <text:p text:style-name="P21"><text:tab/><text:tab/><text:tab/><text:tab/><text:tab/><text:tab/>{</text:p>
      <text:p text:style-name="P21"><text:tab/><text:tab/><text:tab/><text:tab/><text:tab/><text:tab/><text:tab/>std::cout &lt;&lt; "Error: invalid figure type" &lt;&lt; std::endl;</text:p>
      <text:p text:style-name="P21"/>
      <text:p text:style-name="P21"><text:tab/><text:tab/><text:tab/><text:tab/><text:tab/><text:tab/><text:tab/>continue;</text:p>
      <text:p text:style-name="P21"><text:tab/><text:tab/><text:tab/><text:tab/><text:tab/><text:tab/>}</text:p>
      <text:p text:style-name="P21"/>
      <text:p text:style-name="P21"><text:tab/><text:tab/><text:tab/><text:tab/><text:tab/><text:tab/>switch (figureType)</text:p>
      <text:p text:style-name="P21"><text:tab/><text:tab/><text:tab/><text:tab/><text:tab/><text:tab/>{</text:p>
      <text:p text:style-name="P21"><text:tab/><text:tab/><text:tab/><text:tab/><text:tab/><text:tab/><text:tab/>case 1:</text:p>
      <text:p text:style-name="P21"><text:tab/><text:tab/><text:tab/><text:tab/><text:tab/><text:tab/><text:tab/>{</text:p>
      <text:p text:style-name="P21"><text:tab/><text:tab/><text:tab/><text:tab/><text:tab/><text:tab/><text:tab/><text:tab/>q.push(std::shared_ptr&lt;Square&gt;(new Square(std::cin)));</text:p>
      <text:p text:style-name="P21"/>
      <text:p text:style-name="P21"><text:tab/><text:tab/><text:tab/><text:tab/><text:tab/><text:tab/><text:tab/><text:tab/>break;</text:p>
      <text:p text:style-name="P21"><text:tab/><text:tab/><text:tab/><text:tab/><text:tab/><text:tab/><text:tab/>}</text:p>
      <text:p text:style-name="P21"><text:tab/><text:tab/><text:tab/><text:tab/><text:tab/><text:tab/><text:tab/></text:p>
      <text:p text:style-name="P21"><text:tab/><text:tab/><text:tab/><text:tab/><text:tab/><text:tab/><text:tab/>case 2:</text:p>
      <text:p text:style-name="P21"><text:tab/><text:tab/><text:tab/><text:tab/><text:tab/><text:tab/><text:tab/>{</text:p>
      <text:p text:style-name="P21"><text:tab/><text:tab/><text:tab/><text:tab/><text:tab/><text:tab/><text:tab/><text:tab/>q.push(std::shared_ptr&lt;Rectangle&gt;(new Rectangle(std::cin)));</text:p>
      <text:p text:style-name="P21"/>
      <text:p text:style-name="P21"><text:soft-page-break/><text:tab/><text:tab/><text:tab/><text:tab/><text:tab/><text:tab/><text:tab/><text:tab/>break;</text:p>
      <text:p text:style-name="P21"><text:tab/><text:tab/><text:tab/><text:tab/><text:tab/><text:tab/><text:tab/>}</text:p>
      <text:p text:style-name="P21"/>
      <text:p text:style-name="P21"><text:tab/><text:tab/><text:tab/><text:tab/><text:tab/><text:tab/><text:tab/>case 3:</text:p>
      <text:p text:style-name="P21"><text:tab/><text:tab/><text:tab/><text:tab/><text:tab/><text:tab/><text:tab/>{</text:p>
      <text:p text:style-name="P21"><text:tab/><text:tab/><text:tab/><text:tab/><text:tab/><text:tab/><text:tab/><text:tab/>q.push(std::shared_ptr&lt;Trapezoid&gt;(new Trapezoid(std::cin)));</text:p>
      <text:p text:style-name="P21"/>
      <text:p text:style-name="P21"><text:tab/><text:tab/><text:tab/><text:tab/><text:tab/><text:tab/><text:tab/><text:tab/>break;</text:p>
      <text:p text:style-name="P21"><text:tab/><text:tab/><text:tab/><text:tab/><text:tab/><text:tab/><text:tab/>}</text:p>
      <text:p text:style-name="P21"><text:tab/><text:tab/><text:tab/><text:tab/><text:tab/><text:tab/>}</text:p>
      <text:p text:style-name="P21"><text:tab/><text:tab/><text:tab/><text:tab/><text:tab/>}</text:p>
      <text:p text:style-name="P21"><text:tab/><text:tab/><text:tab/><text:tab/>}</text:p>
      <text:p text:style-name="P21"/>
      <text:p text:style-name="P21"><text:tab/><text:tab/><text:tab/><text:tab/>break;</text:p>
      <text:p text:style-name="P21"><text:tab/><text:tab/><text:tab/>}</text:p>
      <text:p text:style-name="P21"/>
      <text:p text:style-name="P21"><text:tab/><text:tab/><text:tab/>case 2:</text:p>
      <text:p text:style-name="P21"><text:tab/><text:tab/><text:tab/>{</text:p>
      <text:p text:style-name="P21"><text:tab/><text:tab/><text:tab/><text:tab/>q.pop();</text:p>
      <text:p text:style-name="P21"/>
      <text:p text:style-name="P21"><text:tab/><text:tab/><text:tab/><text:tab/>break;</text:p>
      <text:p text:style-name="P21"><text:tab/><text:tab/><text:tab/>}</text:p>
      <text:p text:style-name="P21"/>
      <text:p text:style-name="P21"><text:tab/><text:tab/><text:tab/>case 3:</text:p>
      <text:p text:style-name="P21"><text:tab/><text:tab/><text:tab/>{</text:p>
      <text:p text:style-name="P21"><text:tab/><text:tab/><text:tab/><text:tab/>std::cout &lt;&lt; q;</text:p>
      <text:p text:style-name="P21"/>
      <text:p text:style-name="P21"><text:tab/><text:tab/><text:tab/><text:tab/>break;</text:p>
      <text:p text:style-name="P21"><text:tab/><text:tab/><text:tab/>}</text:p>
      <text:p text:style-name="P21"><text:tab/><text:tab/>}</text:p>
      <text:p text:style-name="P21"><text:tab/>}</text:p>
      <text:p text:style-name="P21"/>
      <text:p text:style-name="P21"><text:tab/>return 0;</text:p>
      <text:p text:style-name="P21">}</text:p>
      <text:p text:style-name="P21"/>
      <text:p text:style-name="P21">rectangle.cpp:</text:p>
      <text:p text:style-name="P21">#include "rectangle.h"</text:p>
      <text:p text:style-name="P21"/>
      <text:p text:style-name="P21">Rectangle::Rectangle()</text:p>
      <text:p text:style-name="P21">{</text:p>
      <text:p text:style-name="P21"><text:tab/>m_sideA = 0.0;</text:p>
      <text:p text:style-name="P21"><text:tab/>m_sideB = 0.0;</text:p>
      <text:p text:style-name="P21">}</text:p>
      <text:p text:style-name="P21"/>
      <text:p text:style-name="P21">Rectangle::Rectangle(std::istream&amp; is)</text:p>
      <text:p text:style-name="P21">{</text:p>
      <text:p text:style-name="P21"><text:tab/>is &gt;&gt; *this;</text:p>
      <text:p text:style-name="P21">}</text:p>
      <text:p text:style-name="P21"/>
      <text:p text:style-name="P21">void Rectangle::print() const</text:p>
      <text:p text:style-name="P21">{</text:p>
      <text:p text:style-name="P21"><text:tab/>std::cout &lt;&lt; *this;</text:p>
      <text:p text:style-name="P21">}</text:p>
      <text:p text:style-name="P21"/>
      <text:p text:style-name="P21">double Rectangle::area() const</text:p>
      <text:p text:style-name="P21">{</text:p>
      <text:p text:style-name="P21"><text:tab/>return m_sideA * m_sideB;</text:p>
      <text:p text:style-name="P21">}</text:p>
      <text:p text:style-name="P21"/>
      <text:p text:style-name="P21">Rectangle&amp; Rectangle::operator = (const Rectangle&amp; other)</text:p>
      <text:p text:style-name="P21">{</text:p>
      <text:p text:style-name="P21"><text:tab/>if (&amp;other == this)</text:p>
      <text:p text:style-name="P21"><text:soft-page-break/><text:tab/><text:tab/>return *this;</text:p>
      <text:p text:style-name="P21"/>
      <text:p text:style-name="P21"><text:tab/>m_sideA = other.m_sideA;</text:p>
      <text:p text:style-name="P21"><text:tab/>m_sideB = other.m_sideB;</text:p>
      <text:p text:style-name="P21"/>
      <text:p text:style-name="P21"><text:tab/>return *this;</text:p>
      <text:p text:style-name="P21">}</text:p>
      <text:p text:style-name="P21"/>
      <text:p text:style-name="P21">bool Rectangle::operator == (const Rectangle&amp; other) const</text:p>
      <text:p text:style-name="P21">{</text:p>
      <text:p text:style-name="P21"><text:tab/>return m_sideA == other.m_sideA &amp;&amp; m_sideB == other.m_sideB;</text:p>
      <text:p text:style-name="P21">}</text:p>
      <text:p text:style-name="P21"/>
      <text:p text:style-name="P21">void* Rectangle::operator new (size_t size)</text:p>
      <text:p text:style-name="P21">{</text:p>
      <text:p text:style-name="P21"><text:tab/>return Figure::allocator.allocate();</text:p>
      <text:p text:style-name="P21">}</text:p>
      <text:p text:style-name="P21"/>
      <text:p text:style-name="P21">void Rectangle::operator delete (void* p)</text:p>
      <text:p text:style-name="P21">{</text:p>
      <text:p text:style-name="P21"><text:tab/>Figure::allocator.deallocate(p);</text:p>
      <text:p text:style-name="P21">}</text:p>
      <text:p text:style-name="P21"/>
      <text:p text:style-name="P21">std::ostream&amp; operator &lt;&lt; (std::ostream&amp; os, const Rectangle&amp; rectangle)</text:p>
      <text:p text:style-name="P21">{</text:p>
      <text:p text:style-name="P21"><text:tab/>os &lt;&lt; "================" &lt;&lt; std::endl;</text:p>
      <text:p text:style-name="P21"><text:tab/>os &lt;&lt; "Figure type: rectangle" &lt;&lt; std::endl;</text:p>
      <text:p text:style-name="P21"><text:tab/>os &lt;&lt; "Side A size: " &lt;&lt; rectangle.m_sideA &lt;&lt; std::endl;</text:p>
      <text:p text:style-name="P21"><text:tab/>os &lt;&lt; "Side B size: " &lt;&lt; rectangle.m_sideB &lt;&lt; std::endl;</text:p>
      <text:p text:style-name="P21"/>
      <text:p text:style-name="P21"><text:tab/>return os;</text:p>
      <text:p text:style-name="P21">}</text:p>
      <text:p text:style-name="P21"/>
      <text:p text:style-name="P21">std::istream&amp; operator &gt;&gt; (std::istream&amp; is, Rectangle&amp; rectangle)</text:p>
      <text:p text:style-name="P21">{</text:p>
      <text:p text:style-name="P21"><text:tab/>std::cout &lt;&lt; "================" &lt;&lt; std::endl;</text:p>
      <text:p text:style-name="P21"><text:tab/>std::cout &lt;&lt; "Enter side A: ";</text:p>
      <text:p text:style-name="P21"><text:tab/>is &gt;&gt; rectangle.m_sideA;</text:p>
      <text:p text:style-name="P21"><text:tab/>std::cout &lt;&lt; "Enter side B: ";</text:p>
      <text:p text:style-name="P21"><text:tab/>is &gt;&gt; rectangle.m_sideB;</text:p>
      <text:p text:style-name="P21"/>
      <text:p text:style-name="P21"><text:tab/>return is;</text:p>
      <text:p text:style-name="P21">}</text:p>
      <text:p text:style-name="P21"/>
      <text:p text:style-name="P21">figure.cpp:</text:p>
      <text:p text:style-name="P21">#include "figure.h"</text:p>
      <text:p text:style-name="P21"/>
      <text:p text:style-name="P21">Allocator Figure::allocator(32, 100);</text:p>
      <text:p text:style-name="P21"/>
      <text:p text:style-name="P21">iterator.h:</text:p>
      <text:p text:style-name="P21">#ifndef ITERATOR_H</text:p>
      <text:p text:style-name="P21">#define ITERATOR_H</text:p>
      <text:p text:style-name="P21"/>
      <text:p text:style-name="P21">template &lt;class N, class T&gt;</text:p>
      <text:p text:style-name="P21">class Iterator</text:p>
      <text:p text:style-name="P21">{</text:p>
      <text:p text:style-name="P21">public:</text:p>
      <text:p text:style-name="P21"><text:tab/>Iterator(const std::shared_ptr&lt;N&gt;&amp; item);</text:p>
      <text:p text:style-name="P21"/>
      <text:p text:style-name="P21"><text:tab/>std::shared_ptr&lt;N&gt; getItem() const;</text:p>
      <text:p text:style-name="P21"/>
      <text:p text:style-name="P21"><text:tab/>std::shared_ptr&lt;T&gt; operator * ();</text:p>
      <text:p text:style-name="P21"><text:tab/>std::shared_ptr&lt;T&gt; operator -&gt; ();</text:p>
      <text:p text:style-name="P21"><text:soft-page-break/><text:tab/>Iterator operator ++ ();</text:p>
      <text:p text:style-name="P21"><text:tab/>Iterator operator ++ (int index);</text:p>
      <text:p text:style-name="P21"><text:tab/>bool operator == (const Iterator&amp; other) const;</text:p>
      <text:p text:style-name="P21"><text:tab/>bool operator != (const Iterator&amp; other) const;</text:p>
      <text:p text:style-name="P21"/>
      <text:p text:style-name="P21">private:</text:p>
      <text:p text:style-name="P21"><text:tab/>std::shared_ptr&lt;N&gt; m_item;</text:p>
      <text:p text:style-name="P21">};</text:p>
      <text:p text:style-name="P21"/>
      <text:p text:style-name="P21">#include "iterator_impl.cpp"</text:p>
      <text:p text:style-name="P21"/>
      <text:p text:style-name="P21"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5b9bd5" fo:border-right="none" fo:border-top="0.74pt solid #5b9bd5" fo:border-bottom="none"/>
      <style:text-properties fo:text-transform="uppercase" fo:color="#1f4d78" fo:font-size="11pt" fo:letter-spacing="0.026cm" style:font-size-asian="11pt" style:font-size-complex="11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7:35:19.649227334</meta:creation-date>
    <dc:date>2017-01-29T18:42:53.398482156</dc:date>
    <meta:editing-duration>PT49M40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18" meta:paragraph-count="803" meta:word-count="2178" meta:character-count="17245" meta:non-whitespace-character-count="15193"/>
  </office:meta>
</office:document-meta>
</file>